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officeooo:rsid="002825bf" officeooo:paragraph-rsid="002825bf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Text_20_body">
      <style:text-properties fo:color="#000000" fo:font-style="normal" style:font-style-asian="normal"/>
    </style:style>
    <style:style style:name="P18" style:family="paragraph" style:parent-style-name="Text_20_body">
      <style:text-properties fo:color="#0000ff" fo:font-style="italic" style:font-style-asian="italic"/>
    </style:style>
    <style:style style:name="P19" style:family="paragraph" style:parent-style-name="Text_20_body">
      <style:text-properties officeooo:rsid="0028ae67" officeooo:paragraph-rsid="0028ae67"/>
    </style:style>
    <style:style style:name="P20" style:family="paragraph" style:parent-style-name="Heading">
      <style:paragraph-properties fo:text-align="end" style:justify-single-word="false"/>
    </style:style>
    <style:style style:name="P21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2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3" style:family="paragraph" style:parent-style-name="Heading">
      <style:paragraph-properties fo:break-before="page"/>
    </style:style>
    <style:style style:name="P24" style:family="paragraph" style:parent-style-name="Standard">
      <style:paragraph-properties fo:text-align="center" style:justify-single-word="false"/>
      <style:text-properties officeooo:paragraph-rsid="002adbf3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P26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7" style:family="paragraph" style:parent-style-name="Heading" style:master-page-name="Convert_20_1">
      <style:paragraph-properties style:page-number="auto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Tabletext">
      <style:text-properties officeooo:rsid="00252698" officeooo:paragraph-rsid="002adbf3"/>
    </style:style>
    <style:style style:name="T1" style:family="text">
      <style:text-properties officeooo:rsid="0029fbef"/>
    </style:style>
    <style:style style:name="T2" style:family="text">
      <style:text-properties officeooo:rsid="001f72fa"/>
    </style:style>
    <style:style style:name="T3" style:family="text">
      <style:text-properties officeooo:rsid="0028ae67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stema de Apoyo a los Puntos Limpios</text:p>
      <text:p text:style-name="P22">User Story Specification: <text:span text:style-name="T1">Registrar Vecino</text:span></text:p>
      <text:p text:style-name="P20"/>
      <text:p text:style-name="P21">Version 1.0</text:p>
      <text:p text:style-name="P5"/>
      <text:p text:style-name="Standard"/>
      <text:p text:style-name="Text_20_body"/>
      <text:p text:style-name="Text_20_body"/>
      <text:p text:style-name="P2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29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3">Table of Contents</text:p>
      <text:p text:style-name="P13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3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3"><text:span text:style-name="T9">User Story Specification</text:span><text:span text:style-name="T8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P6"/>
      <text:p text:style-name="P19">Como <text:span text:style-name="T1">vecino quiero registrarme en el sistema para poder reciclar.</text:span></text:p>
      <text:p text:style-name="P18"/>
      <text:h text:style-name="P28" text:outline-level="1"><text:bookmark-start text:name="__RefHeading___Toc508007277"/>Acceptance Criteria<text:bookmark-end text:name="__RefHeading___Toc508007277"/></text:h>
      <text:p text:style-name="P17"/>
      <text:p text:style-name="P17">- <text:span text:style-name="T1">Que no se haya registrado anteriormente.</text:span></text:p>
      <text:p text:style-name="P17">- <text:span text:style-name="T1">Verificar los datos ingresados por parte del vecino, a partir de los registros de la municipal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adbf3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adbf3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9fbef"/>
    </style:style>
    <style:style style:name="MT2" style:family="text">
      <style:text-properties officeooo:rsid="001f72fa"/>
    </style:style>
    <style:style style:name="MT3" style:family="text">
      <style:text-properties officeooo:rsid="0028ae67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Registrar Vecino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11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49:01.717000000</dc:date>
    <meta:editing-cycles>14</meta:editing-cycles>
    <meta:editing-duration>PT44M23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100" meta:character-count="629" meta:non-whitespace-character-count="545"/>
  </office:meta>
</office:document-meta>
</file>